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84.4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41pt"/>
    </style:style>
    <style:style style:name="co6" style:family="table-column">
      <style:table-column-properties fo:break-before="auto" style:column-width="86pt"/>
    </style:style>
    <style:style style:name="co7" style:family="table-column">
      <style:table-column-properties fo:break-before="auto" style:column-width="116.16pt"/>
    </style:style>
    <style:style style:name="co8" style:family="table-column">
      <style:table-column-properties fo:break-before="auto" style:column-width="105.36pt"/>
    </style:style>
    <style:style style:name="co9" style:family="table-column">
      <style:table-column-properties fo:break-before="auto" style:column-width="118.91pt"/>
    </style:style>
    <style:style style:name="co10" style:family="table-column">
      <style:table-column-properties fo:break-before="auto" style:column-width="475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4c6" style:text-align-source="fix" style:repeat-content="false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0pt" style:font-size-asian="10pt" style:font-size-complex="10pt"/>
    </style:style>
    <style:style style:name="ce3" style:family="table-cell" style:parent-style-name="Default">
      <style:text-properties style:font-name="Cantarell" fo:font-size="10pt" style:font-size-asian="10pt" style:font-size-complex="10pt"/>
    </style:style>
    <style:style style:name="ce4" style:family="table-cell" style:parent-style-name="Default">
      <style:text-properties style:font-name="Cantarel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ntarell" fo:font-size="10pt" style:font-name-asian="DejaVu Sans" style:font-size-asian="10pt" style:font-size-complex="10pt"/>
    </style:style>
    <style:style style:name="ce7" style:family="table-cell" style:parent-style-name="Default">
      <style:table-cell-properties fo:background-color="#106802" style:text-align-source="fix" style:repeat-content="false"/>
      <style:paragraph-properties fo:text-align="start" fo:margin-left="0pt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ccf4c6" style:text-align-source="fix" style:repeat-content="false" style:vertical-align="middle"/>
      <style:paragraph-properties fo:text-align="start" fo:margin-left="0pt"/>
      <style:text-properties style:use-window-font-color="true" style:font-name="Cantarel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style:text-outline="false" style:text-line-through-style="none" style:text-line-through-type="none" style:font-name="Cantarell" fo:font-size="10pt" fo:language="en" fo:country="US" fo:font-style="normal" fo:text-shadow="none" style:text-underline-style="none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name-complex="Noto Sans Devanagari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Noto Sans Mono" fo:font-size="8pt" style:font-size-asian="8pt" style:font-size-complex="8pt"/>
    </style:style>
    <style:style style:name="T1" style:family="text">
      <style:text-properties style:font-name-asian="DejaVu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="Cantarell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ntarel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complex="Noto Sans Devanagari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Cantarell" style:text-overline-style="none" style:text-overline-color="font-color" style:font-name-asian="DejaVu Sans" style:font-relief="none" style:text-emphasize="none" style:font-style-complex="normal" style:font-style-asian="normal" style:font-weight-complex="bold" style:font-weight-asian="bold" style:font-size-complex="10pt" style:font-size-asian="10pt" fo:font-size="10pt"/>
    </style:style>
    <style:style style:name="T5" style:family="text">
      <style:text-properties style:font-name-complex="Noto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Cantarell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6" style:family="text">
      <style:text-properties style:font-name-complex="Noto Sans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Cantarell" style:text-overline-style="none" style:text-overline-color="font-color" style:font-name-asian="DejaVu Sans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fo:font-size="10pt" style:font-size-asian="10pt" style:font-size-complex="10pt" style:font-weight-asian="bold" style:font-weight-complex="bold" style:font-style-asian="normal" style:font-style-complex="normal" style:text-emphasize="none" style:font-relief="none" style:language-complex="hi" style:country-complex="IN"/>
    </style:style>
    <style:style style:name="T9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normal" style:font-weight-asian="normal" style:font-weight-complex="normal"/>
    </style:style>
    <style:style style:name="T10" style:family="text">
      <style:text-properties style:font-name-asian="DejaVu Sans" style:font-name-complex="Noto Sans Devanaga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size="10pt" style:font-size-asian="10pt" style:font-size-complex="10pt" style:font-style-asian="normal" style:font-style-complex="normal" style:text-emphasize="none" style:font-relief="none" style:language-complex="hi" style:country-complex="IN" fo:font-weight="bold" style:font-weight-asian="bold" style:font-weight-complex="bold"/>
    </style:style>
    <style:style style:name="T11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weight-asian="bold" style:font-weight-complex="bold" style:font-style-asian="normal" style:font-style-complex="normal" style:text-emphasize="none" style:font-relief="none" fo:font-size="10pt" style:font-name-complex="Noto Sans Devanagari" fo:font-weight="bold" style:text-line-through-type="none"/>
    </style:style>
    <style:style style:name="T12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style:font-weight-complex="normal" style:font-weight-asian="normal" fo:font-weight="normal"/>
    </style:style>
    <style:style style:name="T13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bold" style:font-weight-asian="bold" style:font-weight-complex="bold"/>
    </style:style>
    <style:style style:name="T14" style:family="text">
      <style:text-properties style:text-underline-style="none" style:text-underline-color="font-color" style:font-size-asian="10pt" style:language-complex="hi" style:country-complex="IN" style:font-name-asian="DejaVu Sans" style:text-overline-style="none" style:text-overline-color="font-color" style:language-asian="zh" style:country-asian="CN" fo:language="en" fo:country="US" style:text-line-through-mode="continuous" fo:text-shadow="none" style:text-outline="false" fo:font-style="normal" style:font-size-complex="10pt" style:font-style-asian="normal" style:font-style-complex="normal" style:text-emphasize="none" style:font-relief="none" fo:font-size="10pt" style:font-name-complex="Noto Sans Devanagari" style:text-line-through-type="none" fo:font-weight="normal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pt" style:font-name="Cantarell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7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8" style:family="text">
      <style:text-properties fo:font-size="10pt" style:font-name="Cantarell" style:font-relief="none" style:text-emphasize="none" style:font-style-complex="normal" style:font-style-asian="normal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9" style:family="text">
      <style:text-properties style:font-name-complex="Noto Sans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Cantarell" style:text-overline-style="none" style:text-overline-color="font-color" style:font-name-asian="DejaVu Sans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20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/>
    </style:style>
    <style:style style:name="T21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bold" fo:font-weight="bold" style:font-weight-complex="bold"/>
    </style:style>
    <style:style style:name="T22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complex="normal" style:font-weight-asian="normal" fo:font-weight="normal"/>
    </style:style>
    <style:style style:name="T23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font-weight-asian="bold" style:font-weight-complex="bold"/>
    </style:style>
    <style:style style:name="T24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style:font-weight-asian="normal" fo:font-weight="normal" style:font-weight-complex="normal"/>
    </style:style>
    <style:style style:name="T25" style:family="text">
      <style:text-properties style:language-asian="zh" style:country-asian="CN" style:text-emphasize="none" style:font-name="Cantarell" style:font-name-asian="DejaVu Sans" style:font-name-complex="Noto Sans Devanagari" style:font-size-asian="10pt" style:font-size-complex="10pt" style:font-style-asian="normal" style:font-style-complex="normal" style:language-complex="hi" style:country-complex="IN" style:text-overline-style="none" style:text-overline-color="font-color" fo:font-size="10pt" style:font-relief="none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weight-asian="normal" style:font-weight-complex="normal"/>
    </style:style>
    <style:style style:name="T26" style:family="text">
      <style:text-properties fo:font-size="10pt" style:font-name="Cantarell" style:font-relief="none" style:text-emphasize="none" style:font-style-complex="normal" style:font-style-asian="normal" style:font-weight-complex="bold" style:font-weight-asian="bold" style:font-size-complex="10pt" style:font-size-asian="10pt" style:font-name-complex="Noto Sans Devanagari" style:language-complex="hi" style:country-complex="IN" style:font-name-asian="DejaVu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7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fo:font-weight="bold"/>
    </style:style>
    <style:style style:name="T28" style:family="text">
      <style:text-properties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style-asian="normal" style:font-style-complex="normal" style:text-emphasize="none" style:font-relief="none" fo:font-weight="normal" style:font-weight-asian="normal" style:font-weight-complex="normal"/>
    </style:style>
    <style:style style:name="T29" style:family="text">
      <style:text-properties style:font-weight-asian="bold"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fo:font-weight="bold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/>
    </style:style>
    <style:style style:name="T30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normal" fo:font-weight="normal" style:font-weight-asian="normal"/>
    </style:style>
    <style:style style:name="T31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fo:font-weight="bold" style:font-weight-asian="bold"/>
    </style:style>
    <style:style style:name="T32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normal" style:font-weight-asian="normal" style:font-weight-complex="normal"/>
    </style:style>
    <style:style style:name="T33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fo:font-weight="bold" style:font-weight-asian="bold" style:font-weight-complex="bold"/>
    </style:style>
    <style:style style:name="T34" style:family="text">
      <style:text-properties fo:text-shadow="none" style:font-size-complex="10pt" style:text-line-through-mode="continuous" fo:language="en" fo:country="US" style:font-name="Cantarell" style:language-asian="zh" style:country-asian="CN" fo:font-size="10pt" style:language-complex="hi" style:country-complex="IN" style:font-name-complex="Noto Sans Devanagari" style:font-size-asian="10pt" style:text-line-through-type="none" fo:font-style="normal" style:text-outline="false" style:font-name-asian="DejaVu Sans" style:text-overline-style="none" style:text-overline-color="font-color" style:font-relief="none" style:text-emphasize="none" style:font-style-complex="normal" style:font-style-asian="normal" style:text-underline-style="none" style:text-underline-color="font-color" style:font-weight-complex="bold" style:font-weight-asian="bold" fo:font-weight="bold"/>
    </style:style>
    <style:style style:name="T35" style:family="text">
      <style:text-properties style:text-overline-style="none" style:text-overline-color="font-color" fo:language="en" fo:country="US" fo:font-size="10pt" style:font-name-complex="Noto Sans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weight-complex="normal" style:font-weight-asian="normal" style:font-size-complex="10pt" style:font-size-asian="10pt" style:font-name-asian="DejaVu Sans" style:language-asian="zh" style:country-asian="CN" style:font-name="Cantarell" style:font-relief="none"/>
    </style:style>
    <style:style style:name="T36" style:family="text">
      <style:text-properties style:text-overline-style="none" style:text-overline-color="font-color" fo:language="en" fo:country="US" fo:font-size="10pt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name="Cantarell" style:font-relief="none" fo:font-weight="bold" style:font-weight-asian="bold" style:font-weight-complex="bold"/>
    </style:style>
    <style:style style:name="T37" style:family="text">
      <style:text-properties style:text-overline-style="none" style:text-overline-color="font-color" fo:language="en" fo:country="US" fo:font-size="10pt" style:font-name-complex="Noto Sans Devanagari"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style:text-emphasize="none" style:font-style-complex="normal" style:font-style-asian="normal" style:font-size-complex="10pt" style:font-size-asian="10pt" style:font-name-asian="DejaVu Sans" style:language-asian="zh" style:country-asian="CN" style:font-name="Cantarell" style:font-relief="non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hem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2" table:default-cell-style-name="ce2"/>
        <table:table-row table:style-name="ro1">
          <table:table-cell table:style-name="ce1" office:value-type="string" calcext:value-type="string">
            <text:p>File</text:p>
          </table:table-cell>
          <table:table-cell table:style-name="ce7" office:value-type="string" calcext:value-type="string">
            <text:p>Field Category</text:p>
          </table:table-cell>
          <table:table-cell table:style-name="ce15" office:value-type="string" calcext:value-type="string">
            <text:p>Fields</text:p>
          </table:table-cell>
          <table:table-cell table:style-name="ce18" table:number-columns-repeated="5"/>
          <table:table-cell table:number-columns-repeated="1016"/>
        </table:table-row>
        <table:table-row table:style-name="ro2">
          <table:table-cell table:style-name="ce9" office:value-type="string" calcext:value-type="string">
            <text:p>mov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3">MEDIUMINT</text:span> movie_i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4">VARCHAR </text:span><text:span text:style-name="T5">title, </text:span><text:span text:style-name="T6">VARCHAR </text:span>sp_title, <text:span text:style-name="T7">SMALLINT</text:span> yea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mdb</text:p>
          </table:table-cell>
          <table:table-cell office:value-type="string" calcext:value-type="string">
            <text:p><text:span text:style-name="T7">INT</text:span> imdb_id, <text:span text:style-name="T7">VARCHAR</text:span> imdb_url</text:p>
          </table:table-cell>
          <table:table-cell table:number-columns-repeated="1021"/>
        </table:table-row>
        <table:table-row table:style-name="ro3">
          <table:table-cell/>
          <table:table-cell table:style-name="ce3" office:value-type="string" calcext:value-type="string">
            <text:p>rt</text:p>
          </table:table-cell>
          <table:table-cell office:value-type="string" calcext:value-type="string">
            <text:p><text:span text:style-name="T8">VARCHAR </text:span><text:span text:style-name="T9">rt_id, </text:span><text:span text:style-name="T10">VARCHAR</text:span><text:span text:style-name="T9"> rt_url, </text:span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pan text:style-name="T11">SMALLINT</text:span><text:span text:style-name="T12"> all_total, </text:span><text:span text:style-name="T13">SMALLINT </text:span><text:span text:style-name="T14">all_fresh, </text:span><text:span text:style-name="T13">SMALLINT </text:span><text:span text:style-name="T14">all_rotten, </text:span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pan text:style-name="T7">SMALLINT</text:span> top_total, <text:span text:style-name="T7">SMALLINT </text:span><text:span text:style-name="T15">top_fresh</text:span>, <text:span text:style-name="T7">SMALLINT</text:span> top_rotten,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<text:span text:style-name="T7">MEDIUMINT</text:span> aud_total, 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7" office:value-type="string" calcext:value-type="string">
            <text:p><text:span text:style-name="T11">TINYINT</text:span><text:span text:style-name="T12"> all_rating,  </text:span><text:span text:style-name="T13">TINYINT</text:span><text:span text:style-name="T14"> all_score, </text:span><text:span text:style-name="T13">TINYINT </text:span><text:span text:style-name="T14">top_rating,</text:span></text:p>
          </table:table-cell>
          <table:table-cell table:number-columns-repeated="1021"/>
        </table:table-row>
        <table:table-row table:style-name="ro3">
          <table:table-cell table:style-name="ce3" table:number-columns-repeated="2"/>
          <table:table-cell table:style-name="ce17" office:value-type="string" calcext:value-type="string">
            <text:p><text:span text:style-name="T11">TINYINT</text:span><text:span text:style-name="T12"> top_score, </text:span><text:span text:style-name="T13">TINYINT</text:span><text:span text:style-name="T14"> aud_rating, </text:span><text:span text:style-name="T13">TINYINT</text:span><text:span text:style-name="T14"> aud_score </text:span>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Order In File</text:p>
          </table:table-cell>
          <table:table-cell table:style-name="ce3" office:value-type="string" calcext:value-type="string">
            <text:p>movie_id, title, imdb_id, sp_title, imdb_url, year, rt_id, all_rating, all_total, all_fresh, all_rotten, all_score, top_rating, top_total, top_fresh, top_rotten, top_score, aud_rating, aud_total, aud_score, rt_url</text:p>
          </table:table-cell>
          <table:table-cell table:number-columns-repeated="1021"/>
        </table:table-row>
        <table:table-row table:style-name="ro1">
          <table:table-cell table:style-name="ce3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movie_genr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6">(</text:span><text:span text:style-name="T17">MEDIUMINT</text:span><text:span text:style-name="T18"> movie_id, </text:span><text:span text:style-name="T17">VARCHAR </text:span>genre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genre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3">
          <table:table-cell table:style-name="ce9" office:value-type="string" calcext:value-type="string">
            <text:p>movie_director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6">(</text:span><text:span text:style-name="T17">MEDIUMINT </text:span><text:span text:style-name="T18">movie_id, </text:span><text:span text:style-name="T17">VARCHAR </text:span>director_id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VARCHAR</text:span> director_name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director_id, director_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movie_actor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9">(</text:span><text:span text:style-name="T6">MEDIUMINT </text:span><text:span text:style-name="T5">movie_id</text:span>, <text:span text:style-name="T7">VARCHAR</text:span> actor_id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VARCHAR</text:span> actor_name, <text:span text:style-name="T7">SMALLINT</text:span> ranking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actor_id, actor_name, ran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movie_countr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19">(</text:span><text:span text:style-name="T6">MEDIUMINT </text:span><text:span text:style-name="T5">movie_id</text:span>, <text:span text:style-name="T7">VARCHAR</text:span> country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count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movie_location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20">(</text:span><text:span text:style-name="T21">MEDIUMINT </text:span><text:span text:style-name="T22">movie_id, </text:span><text:span text:style-name="T23">VARCHAR</text:span><text:span text:style-name="T22"> loc1,  </text:span><text:span text:style-name="T21">VARCHAR</text:span><text:span text:style-name="T24"> loc2, </text:span><text:span text:style-name="T23">VARCHAR</text:span><text:span text:style-name="T25"> loc3, </text:span><text:span text:style-name="T23">VARCHAR</text:span> loc4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3">MEDIUMINT </text:span>movie_id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loc1, loc2, loc3, loc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movie_tag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<text:span text:style-name="T7">MEDIUMINT</text:span> movie_id, <text:span text:style-name="T7">MEDIUMINT</text:span> tag_id)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26">MEDIUMINT </text:span><text:span text:style-name="T18">movie_id, </text:span><text:span text:style-name="T17">MEDIUMINT</text:span><text:span text:style-name="T18"> tag_id</text:span>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TINYINT</text:span> tag_weight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movie_id, tag_id, tag_weigh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tag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27">MEDIUMINT</text:span><text:span text:style-name="T28"> tag_id</text:span>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VARCHAR</text:span> tag_val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tag_id, tag_val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3">
          <table:table-cell table:style-name="ce9" office:value-type="string" calcext:value-type="string">
            <text:p><text:span text:style-name="T1">user_taggedmovies.dat</text:span>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<text:span text:style-name="T7">MEDIUMINT</text:span> user_id, <text:span text:style-name="T7">MI</text:span> movie_id, <text:span text:style-name="T7">MI</text:span> tag_id)</text:p>
          </table:table-cell>
          <table:table-cell table:number-columns-repeated="1021"/>
        </table:table-row>
        <table:table-row table:style-name="ro3">
          <table:table-cell table:style-name="ce6"/>
          <table:table-cell office:value-type="string" calcext:value-type="string">
            <text:p>Foreign Key(s)</text:p>
          </table:table-cell>
          <table:table-cell table:style-name="ce6" office:value-type="string" calcext:value-type="string">
            <text:p><text:span text:style-name="T26">MEDIUMINT </text:span><text:span text:style-name="T18">movie_id, </text:span><text:span text:style-name="T17">MI</text:span><text:span text:style-name="T18"> tag_id</text:span>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29">TINYINT </text:span><text:span text:style-name="T30">date_day</text:span><text:span text:style-name="T31">, TI </text:span><text:span text:style-name="T32">date_month, </text:span><text:span text:style-name="T33">SMALLINT</text:span><text:span text:style-name="T30"> date_year, </text:span><text:span text:style-name="T34">TI</text:span><text:span text:style-name="T32"> date_hour, </text:span><text:span text:style-name="T33">TI</text:span><text:span text:style-name="T32"> date_min, </text:span><text:span text:style-name="T33">TI</text:span><text:span text:style-name="T32"> date_sec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table:style-name="ce4" office:value-type="string" calcext:value-type="string">
            <text:p>user_id, movie_id, tag_id, date_day, date_day, date_month, date_year, date_hour, date_min, date_s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user_taggedmovie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(<text:span text:style-name="T7">MEDIUMINT</text:span> user_id, <text:span text:style-name="T7">MI</text:span> movie_id, <text:span text:style-name="T7">MI</text:span> tag_id)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<text:span text:style-name="T2">-timestamps.dat</text:span></text:p>
          </table:table-cell>
          <table:table-cell office:value-type="string" calcext:value-type="string">
            <text:p>Foreign Key(s)</text:p>
          </table:table-cell>
          <table:table-cell table:style-name="ce6" office:value-type="string" calcext:value-type="string">
            <text:p><text:span text:style-name="T26">MEDIUMINT </text:span><text:span text:style-name="T18">movie_id, </text:span><text:span text:style-name="T17">MI</text:span><text:span text:style-name="T18"> tag_id</text:span>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TIMESTAMP </text:span><text:span text:style-name="T15">timestamp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user_id, movie_id, tag_id, timestam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user_ratedmovies.da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<text:span text:style-name="T35">(</text:span><text:span text:style-name="T36">MEDIUMINT</text:span><text:span text:style-name="T37"> user_id, </text:span><text:span text:style-name="T36">MEDIUMINT</text:span><text:span text:style-name="T37"> movie_id)</text:span></text:p>
          </table:table-cell>
          <table:table-cell table:number-columns-repeated="1021"/>
        </table:table-row>
        <table:table-row table:style-name="ro3">
          <table:table-cell table:style-name="ce6"/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7">TINYINT</text:span> ratin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29">TINYINT </text:span><text:span text:style-name="T30">date_day</text:span><text:span text:style-name="T31">, TI </text:span><text:span text:style-name="T32">date_month, </text:span><text:span text:style-name="T33">SMALLINT</text:span><text:span text:style-name="T30"> date_year, </text:span><text:span text:style-name="T34">TI</text:span><text:span text:style-name="T32"> date_hour, </text:span><text:span text:style-name="T33">TI</text:span><text:span text:style-name="T32"> date_min, </text:span><text:span text:style-name="T33">TI</text:span><text:span text:style-name="T32"> date_sec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table:style-name="ce4" office:value-type="string" calcext:value-type="string">
            <text:p>user_id, movie_id, rating, date_day, date_day, date_month, date_year, date_hour, date_min, date_s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9" office:value-type="string" calcext:value-type="string">
            <text:p>user_ratedmovies</text:p>
          </table:table-cell>
          <table:table-cell office:value-type="string" calcext:value-type="string">
            <text:p>Primary Key</text:p>
          </table:table-cell>
          <table:table-cell table:style-name="ce6" office:value-type="string" calcext:value-type="string">
            <text:p><text:span text:style-name="T35">(</text:span><text:span text:style-name="T36">MEDIUMINT</text:span><text:span text:style-name="T37"> user_id, </text:span><text:span text:style-name="T36">MI</text:span><text:span text:style-name="T37"> movie_id)</text:span>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<text:span text:style-name="T2">-timestamps.dat</text:span></text:p>
          </table:table-cell>
          <table:table-cell office:value-type="string" calcext:value-type="string">
            <text:p>Foreign Key(s)</text:p>
          </table:table-cell>
          <table:table-cell office:value-type="string" calcext:value-type="string">
            <text:p><text:span text:style-name="T7">TINYINT</text:span> rating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ttributes</text:p>
          </table:table-cell>
          <table:table-cell office:value-type="string" calcext:value-type="string">
            <text:p><text:span text:style-name="T7">TIMESTAMP </text:span><text:span text:style-name="T15">timestamp</text:span>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Order In File</text:p>
          </table:table-cell>
          <table:table-cell office:value-type="string" calcext:value-type="string">
            <text:p>user_id, movie_id, rating, timestamp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9" table:default-cell-style-name="ce4"/>
        <table:table-column table:style-name="co10" table:default-cell-style-name="ce4"/>
        <table:table-column table:style-name="co4" table:number-columns-repeated="102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7" office:value-type="string" calcext:value-type="string">
            <text:p>No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 pattern in file</text:p>
          </table:table-cell>
          <table:table-cell table:style-name="ce8" office:value-type="string" calcext:value-type="string">
            <text:p>perl -lne '$count++ for m/&lt;pattern&gt;/g; END {print $count}' file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lace pattern in place</text:p>
          </table:table-cell>
          <table:table-cell table:style-name="ce8" office:value-type="string" calcext:value-type="string">
            <text:p>sed -i 's/&lt;pattern&gt;/&lt;replacement&gt;/g' filename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Mono" svg:font-family="'Noto Sans Mono'" style:font-family-generic="swiss" style:font-pitch="fixed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0">00/00/0000</text:date>, <text:time style:data-style-name="N2" text:time-value="11:20:29.942931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4:46:36.548026592</meta:creation-date>
    <dc:date>2019-07-20T11:30:33.878087405</dc:date>
    <meta:editing-duration>PT4H1M6S</meta:editing-duration>
    <meta:editing-cycles>151</meta:editing-cycles>
    <meta:generator>LibreOffice/6.2.5.2$Linux_X86_64 LibreOffice_project/20$Build-2</meta:generator>
    <meta:document-statistic meta:table-count="2" meta:cell-count="118" meta:object-count="0"/>
  </office:meta>
</office:document-meta>
</file>